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Pan jest wśród nas,</text:span><text:span text:style-name="T1"><text:line-break/></text:span><text:span text:style-name="T1">prawdziwie </text:span><text:span text:style-name="T1">jest wśród nas.</text:span><text:span text:style-name="T1"><text:line-break/></text:span><text:span text:style-name="T1">Pan jest wśród nas</text:span><text:span text:style-name="T1"><text:line-break/></text:span><text:span text:style-name="T1">widzę Go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to zmartwychwstał</text:span><text:span text:style-name="T1"><text:line-break/></text:span><text:span text:style-name="T1">i króluje?</text:span><text:span text:style-name="T1"><text:line-break/></text:span><text:span text:style-name="T1">Jezus! Jezus!</text:span><text:span text:style-name="T1"><text:line-break/></text:span><text:span text:style-name="T1">Kto jest tutaj by nam służyć?</text:span><text:span text:style-name="T1"><text:line-break/></text:span><text:span text:style-name="T1">Jezus! Jezu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Pan zmartwychwstały</text:span><text:span text:style-name="T1"><text:line-break/></text:span><text:span text:style-name="T1">wspaniały </text:span><text:span text:style-name="T1">nasz przyjaciel.</text:span><text:span text:style-name="T1"><text:line-break/></text:span><text:span text:style-name="T1">Chrystus Emmanuel</text:span><text:span text:style-name="T1"><text:line-break/></text:span><text:span text:style-name="T1">tutaj jest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3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7:54:25</meta:creation-date>
    <dc:creator>Rafał Talacha</dc:creator>
    <dc:date>2009-01-27T13:48:10</dc:date>
    <dc:language>pl-PL</dc:language>
    <meta:editing-cycles>5</meta:editing-cycles>
    <meta:editing-duration>PT1M34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